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9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Os dados tem certa qualidade, porém, em algumas colunas, há dados nulos, o que interfere na análise. Relacionei os dados das tabelas, acrescentando novas colunas. As etapas que podem ser monitoradas estão relacionadas com os números da triagem. Com esses números é possível identificar as etapas do atendimento de cada paciente. Os dados foram todos atualizados no arquivo atendimento.csv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02:11.890508441</meta:creation-date>
    <dc:date>2023-09-09T15:05:01.231805775</dc:date>
    <meta:editing-duration>PT2M50S</meta:editing-duration>
    <meta:editing-cycles>1</meta:editing-cycles>
    <meta:document-statistic meta:table-count="0" meta:image-count="0" meta:object-count="0" meta:page-count="1" meta:paragraph-count="1" meta:word-count="59" meta:character-count="389" meta:non-whitespace-character-count="330"/>
    <meta:generator>LibreOffice/7.3.7.2$Linux_X86_64 LibreOffice_project/30$Build-2</meta:generator>
  </office:meta>
</office:document-meta>
</file>